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5261d" officeooo:paragraph-rsid="0015261d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20pt" officeooo:rsid="0015261d" officeooo:paragraph-rsid="0015261d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Book Business</text:p>
      <text:p text:style-name="P2"/>
      <text:p text:style-name="P2"/>
      <text:p text:style-name="P2">Mission 1 :</text:p>
      <text:p text:style-name="P2">Nettoyage des données :</text:p>
      <text:p text:style-name="P2">Dans une première étape j’ai ouvert les fichiers csv,</text:p>
      <text:p text:style-name="P2">Puis vérifier si il y a des doublons ou des valeurs nul,</text:p>
      <text:p text:style-name="P2">Mission 2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14:57:12.114000000</meta:creation-date>
    <meta:generator>LibreOffice/7.4.2.3$Windows_X86_64 LibreOffice_project/382eef1f22670f7f4118c8c2dd222ec7ad009daf</meta:generator>
    <dc:date>2022-11-09T15:20:14.159000000</dc:date>
    <meta:editing-duration>PT10M42S</meta:editing-duration>
    <meta:editing-cycles>1</meta:editing-cycles>
    <meta:document-statistic meta:table-count="0" meta:image-count="0" meta:object-count="0" meta:page-count="1" meta:paragraph-count="6" meta:word-count="33" meta:character-count="172" meta:non-whitespace-character-count="145"/>
  </office:meta>
</office:document-meta>
</file>